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ContextImpl.SessionContextImpl( String name , Map objectModel , PortalManager portal , XPathProcessor xpathProcess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ssionContextImpl.getConfigurationDOM( PortalManager port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ssionContextImpl.getSingle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getXML( String path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32">
            <text:p text:style-name="Table_20_Contents">32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SessionContextImpl.setXML( String path , DocumentFragment fragm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essionContextImpl.setNode( String path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getValueOf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getLayoutDO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ssionContextImpl.removeXML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set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ContextImpl.streamXML( String path , ContentHandler contentHandler , LexicalHandler lexical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ContextImpl.appendXML( String path , DocumentFragme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saveXML( String path , Source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setup( String value , String load , String 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setValueOfNode( String path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loadXML( String path , Source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getNodeLis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getAttribute( String key , Object defaul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Contex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ntextImpl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